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1.553cm" style:use-optimal-column-width="false"/>
    </style:style>
    <style:style style:name="co2" style:family="table-column">
      <style:table-column-properties style:column-width="69.685cm" style:use-optimal-column-width="false"/>
    </style:style>
    <style:style style:name="ro1" style:family="table-row">
      <style:table-row-properties style:row-height="28.53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1.237cm" svg:height="142.6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اے دشمنِ شبیر تیرے پیر پہ لعنت<text:line-break/>تشریک پہ، تشکیک پہ، تکفیر پہ لعنت<text:line-break/>ہر عہد کے جھوٹوں کے برے پیر پہ لعنت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2">حق اِس میں نکلتا ہو اگر آلِ نبیؐ کا<text:line-break/>بے باک نہ قرضہ ہو اگر آلِ نبیؐ کا<text:line-break/>اُس مال و زر و منصب و جاگیر پہ لعنت</text:p>
              </table:table-cell>
              <table:table-cell>
                <text:p text:style-name="P2">فرزندِ علی ابنِ ابی بکر پہ رحمت<text:line-break/>مومن نہیں جو آپ سے رکھتا ہو عداوت<text:line-break/>حیدر کی عدو، آپ کی ہمشیر پہ لعنت</text:p>
              </table:table-cell>
            </table:table-row>
            <table:table-row table:style-name="ro1" table:default-cell-style-name="ce3">
              <table:table-cell>
                <text:p text:style-name="P2">ابلیس ہو فرعون ہو یا آلِ امیہ<text:line-break/>شبیر کا دشمن ہے جو دشمن ہے خدا کا<text:line-break/>ہر دور کے ہر دشمنِ شبیر پہ لعنت</text:p>
              </table:table-cell>
              <table:table-cell>
                <text:p text:style-name="P2">جو حق کی حفاظت کے لیے کام نہ آئیں<text:line-break/>مظلوموں کو کمزوروں کو ناحق جو ڈرائیں<text:line-break/>شمشیر و سِنان و تبر و تیر پہ لعنت</text:p>
              </table:table-cell>
            </table:table-row>
            <table:table-row table:style-name="ro1" table:default-cell-style-name="ce3">
              <table:table-cell>
                <text:p text:style-name="P2">ناحق ہوا تاراج محمدؐ کا گھرانہ<text:line-break/>وہ سُمَّتِ عاصی کو بڑی دیر میں آیا<text:line-break/>احساسِ پشیمانی کی تاخیر پہ لعنت</text:p>
              </table:table-cell>
              <table:table-cell>
                <text:p text:style-name="P2">حاکم کے مظالم کو چھپانے کے لیے تھا<text:line-break/>جو خطبۂ سجاد دبانے کے لیے تھا<text:line-break/>تکبیر کے اُس نعرۂ تکبیر پہ لعنت</text:p>
              </table:table-cell>
            </table:table-row>
            <table:table-row table:style-name="ro1">
              <table:table-cell table:style-name="ce1" table:number-columns-spanned="2">
                <text:p text:style-name="P1">اولادِ امیہ ہو کہ ہو وہ بنو عباس<text:line-break/>ہو آلِ محمدؐ کا نہ جن کو ادب و پاس<text:line-break/>اُس فکر پہ، اُس خون پہ، اُس شیر پہ لعنت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1.242cm" fo:page-height="142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6:23:45.321425000</dc:date>
    <meta:editing-duration>PT1H25M33S</meta:editing-duration>
    <meta:editing-cycles>26</meta:editing-cycles>
    <meta:generator>LibreOffice/25.8.4.2$Windows_X86_64 LibreOffice_project/290daaa01b999472f0c7a3890eb6a550fd74c6df</meta:generator>
    <meta:document-statistic meta:object-count="1"/>
  </office:meta>
</office:document-meta>
</file>